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7"/>
    <style:style style:name="P3" style:family="paragraph" style:parent-style-name="Standard" style:list-style-name="L8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Text_20_body" style:list-style-name="L7"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3">
      <style:paragraph-properties fo:margin-top="0cm" fo:margin-bottom="0cm"/>
    </style:style>
    <style:style style:name="P12" style:family="paragraph" style:parent-style-name="Heading_20_3">
      <style:paragraph-properties fo:text-align="center" style:justify-single-word="false"/>
    </style:style>
    <style:style style:name="P13" style:family="paragraph" style:parent-style-name="Contents_20_6">
      <style:paragraph-properties>
        <style:tab-stops>
          <style:tab-stop style:position="14.504cm" style:type="right" style:leader-style="dotted" style:leader-text="."/>
        </style:tab-stops>
      </style:paragraph-properties>
    </style:style>
    <style:style style:name="P14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text-align="center" style:justify-single-word="false"/>
    </style:style>
    <style:style style:name="P16" style:family="paragraph" style:parent-style-name="Heading_20_2">
      <style:paragraph-properties fo:text-align="center" style:justify-single-word="false"/>
    </style:style>
    <style:style style:name="P17" style:family="paragraph" style:parent-style-name="Heading_20_6">
      <style:paragraph-properties fo:margin-left="3.63cm" fo:margin-right="0cm" fo:text-indent="-2.03cm" style:auto-text-indent="false">
        <style:tab-stops/>
      </style:paragraph-properties>
    </style:style>
    <style:style style:name="P18" style:family="paragraph" style:parent-style-name="Heading_20_5">
      <style:paragraph-properties fo:margin-left="2.78cm" fo:margin-right="0cm" fo:text-indent="-1.78cm" style:auto-text-indent="false">
        <style:tab-stops/>
      </style:paragraph-properties>
    </style:style>
    <style:style style:name="P19" style:family="paragraph" style:parent-style-name="Header">
      <style:paragraph-properties fo:text-align="center" style:justify-single-word="false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Új Magyar Köztársaság projekt</text:h>
      <text:p text:style-name="P1"/>
      <text:h text:style-name="P16" text:outline-level="2">Első Ütem (határidő 2016.01.31)</text:h>
      <text:p text:style-name="P1"/>
      <text:h text:style-name="P12" text:outline-level="3">Funkció lista</text:h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rtalomjegyzék1_Head">
            <text:p text:style-name="Contents_20_Heading">Tartalomjegyzék</text:p>
          </text:index-title>
          <text:p text:style-name="P20">Új Magyar Köztársaság projekt<text:tab/>1</text:p>
          <text:p text:style-name="P22">Első Ütem (határidő 2016.01.31)<text:tab/>1</text:p>
          <text:p text:style-name="P21">Funkció lista<text:tab/>1</text:p>
          <text:p text:style-name="P21">1. Általános leírások<text:tab/>1</text:p>
          <text:p text:style-name="P21">2. Témakörök<text:tab/>1</text:p>
          <text:p text:style-name="P14">2.1 Minden témakörön belül:<text:tab/>2</text:p>
          <text:p text:style-name="P13">2.1.1 Minden kérdésen belül:<text:tab/>2</text:p>
          <text:p text:style-name="P21">3. Akciók, események<text:tab/>2</text:p>
          <text:p text:style-name="P21"><text:line-break/>4. Keresési lehetőségek<text:tab/>3</text:p>
          <text:p text:style-name="P21">5. Kapcsolat felvételi űrlap<text:tab/>3</text:p>
          <text:p text:style-name="P21">6. Aktualitások, kiemelt infók<text:tab/>3</text:p>
        </text:index-body>
      </text:table-of-content>
      <text:p text:style-name="Standard"/>
      <text:h text:style-name="Heading_20_3" text:outline-level="3">1. Általános leírások</text:h>
      <text:p text:style-name="Text_20_body">(statikus szöveges (beágyazott képeket videókat is tartalmazó) oldalak.</text:p>
      <text:list xml:id="list6177663055910493900" text:style-name="L2">
        <text:list-item>
          <text:p text:style-name="P4">Az egyesület célja (kommentelhető), </text:p>
        </text:list-item>
        <text:list-item>
          <text:p text:style-name="P4">alapelvei (kommentelhető), </text:p>
        </text:list-item>
        <text:list-item>
          <text:p text:style-name="P4">alapszabálya (kommentelhető), </text:p>
        </text:list-item>
        <text:list-item>
          <text:p text:style-name="P4">alapítói (fényképes életrajzok) (kommentelhető), </text:p>
        </text:list-item>
        <text:list-item>
          <text:p text:style-name="P4">szakértői (fényképes életrajzok) (kommentelhető), </text:p>
        </text:list-item>
        <text:list-item>
          <text:p text:style-name="P4">általános politikai program (kommentelhető)</text:p>
          <text:p text:style-name="P4"><text:span text:style-name="T1">A cikkek <text:s/>címkékkel láthatóak el, egy cikk több címkét is kaphat</text:span></text:p>
        </text:list-item>
      </text:list>
      <text:h text:style-name="Heading_20_3" text:outline-level="3">2. Témakörök</text:h>
      <text:p text:style-name="Text_20_body"><text:s/>Például: </text:p>
      <text:list xml:id="list6303494758665774270" text:style-name="L4">
        <text:list-item>
          <text:p text:style-name="P6"><text:a xlink:type="simple" xlink:href="http://li-de.tk//index.php?option=com_szavazasok&amp;view=szavazasoklist&amp;temakor=45" text:style-name="Internet_20_link" text:visited-style-name="Visited_20_Internet_20_Link"><text:span text:style-name="T1">Kúltúra, oktatás, média </text:span></text:a></text:p>
        </text:list-item>
      </text:list>
      <text:list xml:id="list5275246929303765524" text:style-name="L3">
        <text:list-item>
          <text:p text:style-name="P11"><text:a xlink:type="simple" xlink:href="http://li-de.tk//index.php?option=com_szavazasok&amp;view=szavazasoklist&amp;temakor=72" text:style-name="Internet_20_link" text:visited-style-name="Visited_20_Internet_20_Link"><text:span text:style-name="T1">Belügy, rendészet, büntetés végrehajtás </text:span></text:a></text:p>
        </text:list-item>
        <text:list-item>
          <text:p text:style-name="P11"><text:a xlink:type="simple" xlink:href="http://li-de.tk//index.php?option=com_szavazasok&amp;view=szavazasoklist&amp;temakor=73" text:style-name="Internet_20_link" text:visited-style-name="Visited_20_Internet_20_Link"><text:span text:style-name="T1">Külügy, Európai Únió </text:span></text:a></text:p>
        </text:list-item>
        <text:list-item>
          <text:p text:style-name="P11"><text:a xlink:type="simple" xlink:href="http://li-de.tk//index.php?option=com_szavazasok&amp;view=szavazasoklist&amp;temakor=74" text:style-name="Internet_20_link" text:visited-style-name="Visited_20_Internet_20_Link"><text:span text:style-name="T1">Honvédelem, titkos szolgálatok </text:span></text:a></text:p>
        </text:list-item>
        <text:list-item>
          <text:p text:style-name="P11"><text:a xlink:type="simple" xlink:href="http://li-de.tk//index.php?option=com_szavazasok&amp;view=szavazasoklist&amp;temakor=75" text:style-name="Internet_20_link" text:visited-style-name="Visited_20_Internet_20_Link"><text:span text:style-name="T1">Közigazgatás, igazságügy, jog, alkotmány </text:span></text:a></text:p>
        </text:list-item>
        <text:list-item>
          <text:p text:style-name="P11"><text:a xlink:type="simple" xlink:href="http://li-de.tk//index.php?option=com_szavazasok&amp;view=szavazasoklist&amp;temakor=76" text:style-name="Internet_20_link" text:visited-style-name="Visited_20_Internet_20_Link"><text:span text:style-name="T1">Szociális ellátás, nyugdíjrendszer </text:span></text:a></text:p>
        </text:list-item>
        <text:list-item>
          <text:p text:style-name="P11"><text:soft-page-break/><text:a xlink:type="simple" xlink:href="http://li-de.tk//index.php?option=com_szavazasok&amp;view=szavazasoklist&amp;temakor=77" text:style-name="Internet_20_link" text:visited-style-name="Visited_20_Internet_20_Link"><text:span text:style-name="T1">Pénzügy, adózás, költségvetés </text:span></text:a></text:p>
        </text:list-item>
        <text:list-item>
          <text:p text:style-name="P11"><text:a xlink:type="simple" xlink:href="http://li-de.tk//index.php?option=com_szavazasok&amp;view=szavazasoklist&amp;temakor=78" text:style-name="Internet_20_link" text:visited-style-name="Visited_20_Internet_20_Link"><text:span text:style-name="T1">Gazdaság </text:span></text:a></text:p>
        </text:list-item>
        <text:list-item>
          <text:p text:style-name="P11"><text:a xlink:type="simple" xlink:href="http://li-de.tk//index.php?option=com_szavazasok&amp;view=szavazasoklist&amp;temakor=80" text:style-name="Internet_20_link" text:visited-style-name="Visited_20_Internet_20_Link"><text:span text:style-name="T1">Egészségügy </text:span></text:a></text:p>
        </text:list-item>
        <text:list-item>
          <text:p text:style-name="P11"><text:a xlink:type="simple" xlink:href="http://li-de.tk//index.php?option=com_szavazasok&amp;view=szavazasoklist&amp;temakor=81" text:style-name="Internet_20_link" text:visited-style-name="Visited_20_Internet_20_Link"><text:span text:style-name="T1">Ökológia, energetika, környezetvédelem </text:span></text:a></text:p>
        </text:list-item>
        <text:list-item>
          <text:p text:style-name="P11"><text:a xlink:type="simple" xlink:href="http://li-de.tk//index.php?option=com_szavazasok&amp;view=szavazasoklist&amp;temakor=82" text:style-name="Internet_20_link" text:visited-style-name="Visited_20_Internet_20_Link"><text:span text:style-name="T1">Demokrácia, népszavazások </text:span></text:a></text:p>
        </text:list-item>
        <text:list-item>
          <text:p text:style-name="P5"><text:a xlink:type="simple" xlink:href="http://li-de.tk//index.php?option=com_szavazasok&amp;view=szavazasoklist&amp;temakor=83" text:style-name="Internet_20_link" text:visited-style-name="Visited_20_Internet_20_Link"><text:span text:style-name="T1">Egyebek </text:span></text:a></text:p>
          <text:p text:style-name="P5"><text:span text:style-name="T1"/></text:p>
          <text:p text:style-name="P5"><text:span text:style-name="T1">A témakörök <text:s/>címkékkel láthatóak el, egy témakör több címkét is kaphat. A témaköröket a rendszer adminisztrátorai alakítják ki, csak ők tudják módosítani, újat felvinni.</text:span></text:p>
        </text:list-item>
      </text:list>
      <text:h text:style-name="P18" text:outline-level="5"><text:span text:style-name="T3">2.1 Minden témakörön belül:</text:span></text:h>
      <text:list xml:id="list7771796701957310848" text:style-name="L5">
        <text:list-item>
          <text:p text:style-name="P7">Vita indító cikk (beágyazott képeket, videókat tartalmazó, kommentelhető),</text:p>
        </text:list-item>
        <text:list-item>
          <text:p text:style-name="P7">Helyzet leírás (beágyazott képeket, videókat tartalmazó, kommentelhető),</text:p>
        </text:list-item>
        <text:list-item>
          <text:p text:style-name="P9"><text:span text:style-name="T4">Elemzések, háttér anyagok /A témakör egészéhez (vagy több a témakörön belüli kérdéshez) kérdéshez kapcsolódó pdf, doc, vagy odt fájlok/<text:line-break/>(kommentelhető) A látogatók is tölthetnek fel új anyagokat.</text:span></text:p>
        </text:list-item>
        <text:list-item>
          <text:p text:style-name="P9"><text:span text:style-name="T4">Kérdések ( a témakörön belüli megvitatandó, eldöntendő kérdések, a látogatók is indíthatnak új kérdéseket)</text:span></text:p>
        </text:list-item>
      </text:list>
      <text:h text:style-name="P17" text:outline-level="6">2.1.1 Minden kérdésen belül:</text:h>
      <text:list xml:id="list36464581" text:continue-numbering="true" text:style-name="L5">
        <text:list-item>
          <text:list>
            <text:list-item>
              <text:p text:style-name="P7">A kérdés részletes leírása </text:p>
            </text:list-item>
            <text:list-item>
              <text:p text:style-name="P7">Elemzések, háttér anyagok /a kérdéshez kapcsolódó pdf, doc, vagy odt fájlok/<text:line-break/>(kommentelhető) A látogatók is tölthetnek fel új anyagokat.</text:p>
            </text:list-item>
            <text:list-item>
              <text:p text:style-name="P7">Alternatív megoldási javaslatok (a látogatók is javasolhatnak újakat)</text:p>
            </text:list-item>
            <text:list-item>
              <text:p text:style-name="P7">kommentelési lehetőség</text:p>
            </text:list-item>
            <text:list-item>
              <text:p text:style-name="P7">szavazási lehetőség</text:p>
              <text:p text:style-name="P7"/>
              <text:p text:style-name="P7">A kérdések, cikkek, fájlok címkézhetőek, egy kérdés, cikk, file több címkéhez is tartozhat.</text:p>
            </text:list-item>
          </text:list>
        </text:list-item>
      </text:list>
      <text:p text:style-name="Text_20_body"/>
      <text:p text:style-name="Standard"/>
      <text:h text:style-name="Heading_20_3" text:outline-level="3">3. Akciók, események</text:h>
      <text:list xml:id="list4108022395016170782" text:style-name="L7">
        <text:list-item>
          <text:p text:style-name="P2">Esemény naptár. Ide a rendszer adminisztrátorok vihetnek fel eseményeket, illetve a szavazások határidői automatikusan bekerülnek.</text:p>
        </text:list-item>
        <text:list-item>
          <text:p text:style-name="P2">Eseményekhez kapcsolódó cikkek</text:p>
          <text:p text:style-name="P2"/>
          <text:p text:style-name="P8">Az események, cikkek címkézhetőek, egy esemény, cikk több címkéhez is tartozhat.</text:p>
        </text:list-item>
      </text:list>
      <text:h text:style-name="Heading_20_3" text:outline-level="3"><text:soft-page-break/><text:line-break/>4. Keresési lehetőségek</text:h>
      <text:list xml:id="list3197197435879062029" text:style-name="L6">
        <text:list-item>
          <text:p text:style-name="P10">Szabad szöveges keresés (cikkekben, témakörök, kérdések, szavazások szövege, letölthető fájlok címe és leírása, szerző nevében keres)</text:p>
        </text:list-item>
        <text:list-item>
          <text:p text:style-name="P10">szavazási határidő szerint</text:p>
        </text:list-item>
        <text:list-item>
          <text:p text:style-name="P10">feltöltési időpont szerint</text:p>
        </text:list-item>
        <text:list-item>
          <text:p text:style-name="P10">címke szerint (címke felhő)</text:p>
          <text:p text:style-name="P10"/>
        </text:list-item>
      </text:list>
      <text:h text:style-name="Heading_20_3" text:outline-level="3">5. Kapcsolat felvételi űrlap</text:h>
      <text:p text:style-name="Text_20_body">E-mailt küld egy megadott címre.</text:p>
      <text:h text:style-name="Heading_20_3" text:outline-level="3">6. Aktualitások, kiemelt infók</text:h>
      <text:p text:style-name="Standard">A kezdő oldalon, feltűnő helyen megjelenő 3 – 5 kis szövegdoboz ahol a legfontosabb, kiemelt infókat (események, aktuális kérdések...) lehet megjeleníteni. Tartalmukat a web oldal adminisztrátorok tudják csak módosítani. (rendszerint linkek egy cikkre, kérdésre vagy eseményre)</text:p>
      <text:p text:style-name="Standard"/>
      <text:h text:style-name="Heading_20_3" text:outline-level="3">7. Regisztráció, bejelentkezés </text:h>
      <text:p text:style-name="Text_20_body">SSO rendszeren keresztül <text:span text:style-name="T2">Tisztázandó, hogy az SSO stabilan rendelkezésre áll-e és mi a végleges URL -je?</text:span></text:p>
      <text:p text:style-name="Standard"/>
      <text:p text:style-name="Standard"/>
      <text:p text:style-name="Standard"/>
      <text:p text:style-name="Standard">Megjegyzések:</text:p>
      <text:list xml:id="list3937875291950183342" text:style-name="L8">
        <text:list-item>
          <text:p text:style-name="P3">Természetesen mi csak a struktúra kialakítását, az anyagok felviteli lehetőségét teremtjük meg és igény esetén a felhasználókat tanítjuk be. A tartalmak (cikkek, fájlok, képek tényleges feltöltése, beírása a felhasználók feladata.</text:p>
        </text:list-item>
        <text:list-item>
          <text:p text:style-name="P3">A videókat a youtube -ra kell feltölteni és az oldalba ezekre mutató beágyazó kódokat kell beilleszteni.</text:p>
        </text:list-item>
        <text:list-item>
          <text:p text:style-name="P3">A felhasználók döntése alapján korlátozható, felhasználói csoporthoz rendelhető, hogy kik tölthetnek fel új cikkeket, fájlokat, kik indíthatnak kérdéseket, kik javasolhatnak alternatívákat, kik szavazhatnak. A felhasználói csoportokat a rendszer adminisztrátorok alakítják ki. <text:span text:style-name="T2">De a jogosultsági rendszer koncepcióját minél hamarabb tisztázni kell mert a rendszer kialakulásához nagyon fontosak és a koncepció szintjén később nehezen korrigálható. Erről minél hamarabb részletes egyeztetés szükséges!</text:span></text:p>
          <text:p text:style-name="P3"/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 / <text:page-count>3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30T15:20:42.42</meta:creation-date>
    <meta:generator>OpenOffice/4.1.1$Win32 OpenOffice.org_project/411m6$Build-9775</meta:generator>
    <dc:date>2015-12-30T16:28:12.83</dc:date>
    <meta:editing-duration>PT1H7M31S</meta:editing-duration>
    <meta:editing-cycles>4</meta:editing-cycles>
    <meta:document-statistic meta:table-count="0" meta:image-count="0" meta:object-count="0" meta:page-count="3" meta:paragraph-count="71" meta:word-count="548" meta:character-count="4025"/>
  </office:meta>
</office:document-meta>
</file>